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adornments="Standar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Verdana2" svg:font-family="Verdan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master-page-name="Standard">
      <style:paragraph-properties fo:margin-top="0cm" fo:margin-bottom="0cm" loext:contextual-spacing="false" style:page-number="1"/>
    </style:style>
    <style:style style:name="P3" style:family="paragraph" style:parent-style-name="Standard" style:list-style-name="WWNum3">
      <style:paragraph-properties fo:margin-left="1.27cm" fo:margin-right="0cm" fo:text-indent="-0.635cm" style:auto-text-indent="false"/>
    </style:style>
    <style:style style:name="P4" style:family="paragraph" style:parent-style-name="Standard" style:list-style-name="WWNum4">
      <style:paragraph-properties fo:margin-left="1.27cm" fo:margin-right="0cm" fo:text-indent="-0.635cm" style:auto-text-indent="false"/>
    </style:style>
    <style:style style:name="P5" style:family="paragraph" style:parent-style-name="Standard" style:list-style-name="WWNum1">
      <style:paragraph-properties fo:margin-left="1.27cm" fo:margin-right="0cm" fo:text-indent="-0.635cm" style:auto-text-indent="false"/>
    </style:style>
    <style:style style:name="P6" style:family="paragraph" style:parent-style-name="Standard" style:list-style-name="WWNum2">
      <style:paragraph-properties fo:margin-left="1.27cm" fo:margin-right="0cm" fo:text-indent="-0.635cm" style:auto-text-indent="false"/>
    </style:style>
    <style:style style:name="P7" style:family="paragraph" style:parent-style-name="Heading_20_3">
      <style:paragraph-properties fo:margin-top="0.494cm" fo:margin-bottom="0cm" loext:contextual-spacing="false" fo:line-height="100%" fo:keep-together="auto" fo:keep-with-next="auto"/>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222222" style:font-name="Verdana" fo:font-size="10pt" style:font-name-asian="Verdana2" style:font-size-asian="10pt" style:font-name-complex="Verdana2" style:font-size-complex="10pt" fo:background-color="#ffffff"/>
    </style:style>
    <style:style style:name="T2" style:family="text">
      <style:text-properties fo:color="#222222" style:font-name="Verdana" fo:font-size="10pt" style:font-name-asian="Verdana2" style:font-size-asian="10pt" style:font-name-complex="Verdana2" style:font-size-complex="10pt"/>
    </style:style>
    <style:style style:name="T3" style:family="text">
      <style:text-properties fo:color="#222222" style:font-name="Verdana" fo:font-size="10pt" fo:font-weight="bold" style:font-name-asian="Verdana2" style:font-size-asian="10pt" style:font-weight-asian="bold" style:font-name-complex="Verdana2" style:font-size-complex="10pt"/>
    </style:style>
    <style:style style:name="T4" style:family="text">
      <style:text-properties fo:color="#222222" style:font-name="Verdana" fo:font-size="10pt" loext:char-shading-value="0" style:font-name-asian="Verdana2" style:font-size-asian="10pt" style:font-name-complex="Verdana2" style:font-size-complex="10pt" fo:background-color="#ffffff"/>
    </style:style>
    <style:style style:name="T5" style:family="text">
      <style:text-properties fo:color="#222222" style:font-name="Verdana" fo:font-size="10pt" fo:background-color="#fff200" loext:char-shading-value="0" style:font-name-asian="Verdana2" style:font-size-asian="10pt" style:font-name-complex="Verdana2" style:font-size-complex="10pt"/>
    </style:style>
    <style:style style:name="T6" style:family="text">
      <style:text-properties fo:color="#222222" style:font-name="Verdana" fo:font-size="8pt" fo:font-weight="bold" style:font-name-asian="Verdana2" style:font-size-asian="8pt" style:font-weight-asian="bold" style:font-name-complex="Verdana2" style:font-size-complex="8pt"/>
    </style:style>
    <style:style style:name="T7" style:family="text">
      <style:text-properties fo:color="#222222" style:font-name="Verdana" fo:font-size="8pt" style:font-name-asian="Verdana2" style:font-size-asian="8pt" style:font-name-complex="Verdana2" style:font-size-complex="8pt"/>
    </style:style>
    <style:style style:name="T8" style:family="text">
      <style:text-properties fo:color="#222222" style:font-name="Verdana" fo:font-size="8pt" fo:font-style="italic" style:font-name-asian="Verdana2" style:font-size-asian="8pt" style:font-style-asian="italic" style:font-name-complex="Verdana2" style:font-size-complex="8pt"/>
    </style:style>
    <style:style style:name="T9" style:family="text">
      <style:text-properties fo:color="#222222" style:font-name="Verdana" fo:font-size="8pt" fo:background-color="#fff200" loext:char-shading-value="0" style:font-name-asian="Verdana2" style:font-size-asian="8pt" style:font-name-complex="Verdana2" style:font-size-complex="8pt"/>
    </style:style>
    <style:style style:name="T10" style:family="text">
      <style:text-properties fo:color="#222222" style:font-name="Verdana" fo:font-size="8pt" fo:background-color="#fff200" loext:char-shading-value="0" style:font-name-asian="Verdana2" style:font-size-asian="8pt" style:font-name-complex="Verdana2" style:font-size-complex="8pt"/>
    </style:style>
    <style:style style:name="T11" style:family="text">
      <style:text-properties fo:font-size="8pt" style:font-size-asian="8pt" style:font-size-complex="8pt"/>
    </style:style>
    <style:style style:name="T12" style:family="text">
      <style:text-properties fo:color="#253b5a" style:font-name="Verdana" fo:font-size="13pt" fo:font-weight="bold" style:font-name-asian="Verdana2" style:font-size-asian="13pt" style:font-weight-asian="bold" style:font-name-complex="Verdana2" style:font-size-complex="13pt"/>
    </style:style>
    <style:style style:name="T13" style:family="text">
      <style:text-properties fo:font-variant="normal" fo:text-transform="none" style:use-window-font-color="true" style:text-outline="false" style:text-line-through-style="none" style:text-line-through-type="none" style:text-position="0% 100%" style:font-name="Arial" fo:font-size="10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e aggregate detector data plots are the cornerstone of PeMS. These plots allow the user to examine the detector data at many different levels of spatial and temporal aggregation as well as averages over the time of day and days of the week.</text:span></text:p>
      <text:p text:style-name="P1"><text:span text:style-name="T2">There are a number of different quantities which we let users view. The quantities available to the users are a function of the geographic level. At the lowest level, the individual station, users can see all of the quantities. When we aggregate spatially across a region, like for a district, some of the quantities no longer make sense, like flow, occupancy and speed. Hence when looking at a geographic region (instead of a single station) we don't allow users to make plots of these quantities. Below we list all of the quantities here and specify whether they can be plotted at each geographic level. For a detailed explanation of the calculations please look at the </text:span><text:span text:style-name="T3">Calculations</text:span><text:span text:style-name="T2"> page in the Help system. The quantities are:</text:span></text:p>
      <text:list xml:id="list2864909144" text:style-name="WWNum3">
        <text:list-item>
          <text:p text:style-name="P3"><text:span text:style-name="T6">Flow:</text:span><text:span text:style-name="T7"> This is the number of vehicles per time period of granularity. The granularity is user selectable and ranges from 5 minutes to 1 month. The flow values plotted are the sum over the unit of granularity. The flow is available only at the station level.</text:span></text:p>
        </text:list-item>
        <text:list-item>
          <text:p text:style-name="P3"><text:span text:style-name="T6">Occupancy:</text:span><text:span text:style-name="T7"> The percentage of time that the detector is on. This is only available at the station level.</text:span></text:p>
        </text:list-item>
        <text:list-item>
          <text:p text:style-name="P3"><text:span text:style-name="T6">Speed:</text:span><text:span text:style-name="T7"> The speed at the detector. This is only available at the station level.</text:span></text:p>
        </text:list-item>
        <text:list-item>
          <text:p text:style-name="P3"><text:span text:style-name="T6">Truck Flow:</text:span><text:span text:style-name="T7"> The number of trucks per time period at this station. Depending on the configuration, this quantity can be an estimate of the truck flow or an actual measurement. Please check in the </text:span><text:span text:style-name="T6">Calculation</text:span><text:span text:style-name="T7"> section of the Help system for more details.</text:span></text:p>
        </text:list-item>
        <text:list-item>
          <text:p text:style-name="P3"><text:span text:style-name="T6">Truck Proportion:</text:span><text:span text:style-name="T7"> The percentage of flow that are trucks.</text:span></text:p>
        </text:list-item>
        <text:list-item>
          <text:p text:style-name="P3"><text:span text:style-name="T6">Vehicle Miles Traveled:</text:span><text:span text:style-name="T7"> The total miles driven by the vehicles during that time period for that geographical segment. When plotting this over spatial regions this quantity is simply the sum of the VMT from the individual detectors. This is available at all levels.</text:span></text:p>
        </text:list-item>
        <text:list-item>
          <text:p text:style-name="P3"><text:span text:style-name="T6">Vehicle Hours Traveled:</text:span><text:span text:style-name="T7"> The total amount of time spent by all of the vehicles on the freeway. When plotting this over spatial regions this quantity is simply the sum of the VHT from the individual detectors. This is available at all levels.</text:span></text:p>
        </text:list-item>
        <text:list-item>
          <text:p text:style-name="P3"><text:span text:style-name="T6">Q:</text:span><text:span text:style-name="T7"> This is the sum of the </text:span><text:span text:style-name="T7"><office:annotation office:name="__Annotation__75_669009919"><dc:creator>未知作者</dc:creator><dc:date>2018-12-21T19:10:26.133000000</dc:date><text:p text:style-name="P8"><text:span text:style-name="T13">Vehicle mile traveled</text:span></text:p></office:annotation></text:span><text:span text:style-name="T7">VMT</text:span><office:annotation-end office:name="__Annotation__75_669009919"/><text:span text:style-name="T7"> in a region divided by the sum of the </text:span><text:span text:style-name="T7"><office:annotation office:name="__Annotation__84_669009919"><dc:creator>未知作者</dc:creator><dc:date>2018-12-21T19:12:19.101000000</dc:date><text:p text:style-name="P8"><text:span text:style-name="T13">Vehicle hours traveled</text:span></text:p></office:annotation></text:span><text:span text:style-name="T7">VHT</text:span><office:annotation-end office:name="__Annotation__84_669009919"/><text:span text:style-name="T7"> in the same region. For a single detector it's the speed. For a region over time it's a measure of the efficiency of the transportation system. This is available at all levels.</text:span></text:p>
        </text:list-item>
        <text:list-item>
          <text:p text:style-name="P3"><text:span text:style-name="T6">Travel Time Index:</text:span><text:span text:style-name="T7"> This is the ratio of the average travel time for all users across a region to the free-flow travel time. </text:span><text:span text:style-name="T10">The free-flow travel time is taken to be 60MPH.</text:span><text:span text:style-name="T7"> This is available at all levels.</text:span></text:p>
        </text:list-item>
        <text:list-item>
          <text:p text:style-name="P3"><text:span text:style-name="T6">Delay:</text:span><text:span text:style-name="T7"> This is the amount of extra time spent by all the vehicles over and above the time it takes to traverse a link at a threshold speed. We compute the value of delay at many different threshold speeds, which are specified in the drop-down list. This is available at all levels.</text:span></text:p>
        </text:list-item>
        <text:list-item>
          <text:p text:style-name="P3"><text:span text:style-name="T7">One important note to make about the delay is that the </text:span><text:span text:style-name="T10">per-lane delay is *not* summed up to compute the aggregate delay for a VDS location. </text:span><text:span text:style-name="T7">We have made the decision to use the aggregate speed (which is the flow-weighted speed across the lanes) and the aggregate flow as the inputs for the delay calculation for a VDS location at the 5-minute level. This delay is then used in all subsequent calculations in the system. Specifically, the hourly delay for a station is summed up from the 12 5-minute delay points. For this reason, we don't compute the hourly delay per lane nor do we show it on the timeseries plots. If we did then it might be confusing because the sum of the hourly delay in each lane (when the delay is calculated off of the hourly lane speed and flow values) wouldn't equal the hourly delay for the VDS.</text:span></text:p>
        </text:list-item>
        <text:list-item>
          <text:p text:style-name="P3"><text:span text:style-name="T6">Lost Productivity:</text:span><text:span text:style-name="T7"> This is the number of lane-mile-hours that are lost due to the freeway operating under congested conditions. When the freeway is in congestion - which we take to be when the speed is below a certain, user-selectable, threshold - we find the ratio between the measured the flow and the capacity for this location. This drop in capacity is due to the fact that the freeway is operating in congested conditions instead of in freeflow. We then multiply one minus this ratio by the length of the segment to determine the number of equivalent lane-miles-hours of freeway which this represents. For a detailed explanation see the </text:span><text:span text:style-name="T6">Calculations</text:span><text:span text:style-name="T7"> page of the Help section.</text:span></text:p>
        </text:list-item>
      </text:list>
      <text:p text:style-name="P1"><text:span text:style-name="T2">In the title of each plot we show the following four lines of information:</text:span></text:p>
      <text:list xml:id="list2098119231" text:style-name="WWNum4">
        <text:list-item>
          <text:p text:style-name="P4"><text:span text:style-name="T6">Title and units:</text:span><text:span text:style-name="T7"> This is the title of the plot. It usually contains the units being displayed as well.</text:span></text:p>
        </text:list-item>
        <text:list-item>
          <text:p text:style-name="P4"><text:span text:style-name="T6">Data quality information:</text:span><text:span text:style-name="T7"> This shows the number of 5-minute lane data points which went into the plot. In addition, it shows the percentage of those points which are completely </text:span><text:span text:style-name="T8">observed</text:span><text:span text:style-name="T7">. A point is either observed or imputed.</text:span></text:p>
        </text:list-item>
        <text:list-item>
          <text:p text:style-name="P4"><text:span text:style-name="T6">Geographic segment:</text:span><text:span text:style-name="T7"> This is the type of geographic segment (like County, or VDS) and the name of the segment, like Los Angeles, or 6000620.</text:span></text:p>
        </text:list-item>
        <text:list-item>
          <text:p text:style-name="P4"><text:span text:style-name="T6">Time range:</text:span><text:span text:style-name="T7"> The time range for the data included in this plot.</text:span></text:p>
        </text:list-item>
      </text:list>
      <text:p text:style-name="P1"><text:soft-page-break/><text:span text:style-name="T2">If you are plotting the Aggregate reports for a freeway then you have an additional control for each of the plot types:</text:span></text:p>
      <text:list xml:id="list1666850593" text:style-name="WWNum1">
        <text:list-item>
          <text:p text:style-name="P5"><text:span text:style-name="T6">Postmile Range:</text:span><text:span text:style-name="T7"> This allows the users to set the postmile range of the freeway over which you'd like to have values summed up. This is useful for corridor analysis.</text:span></text:p>
        </text:list-item>
      </text:list>
      <text:p text:style-name="P1"><text:span text:style-name="T1">Note that for the freeways, just like any other geographical segment containing more than a single detector, you can only plot values which make sense to sum across space. These include VMT, VHT, Q, TTI, Delay and Lost Productivity.</text:span></text:p>
      <text:p text:style-name="P7"><text:bookmark text:name="_xvgprciyw8zg"/><text:span text:style-name="T12">Time Series</text:span></text:p>
      <text:p text:style-name="P1"><text:span text:style-name="T1">The timeseries plots allow the user to show variables over time. In the plot you are free to display any combination of individual lanes or aggregate value on the same plot. Note that we only store and show the individual lane values at the hourly level.</text:span></text:p>
      <text:p text:style-name="P1"><text:span text:style-name="T2">Users can select to show a second measured quantity against the right y-axis. A typical use of this is to plot flow against the left y-axis and then speed against the right y-axis. Note that we don't provide users with the ability to manually scale the right y-axis.</text:span></text:p>
      <text:p text:style-name="P7"><text:bookmark text:name="_5cmaat2feq80"/><text:span text:style-name="T12">Time of Day</text:span></text:p>
      <text:p text:style-name="P1"><text:span text:style-name="T1">The time of day plots show the user the averages of the selected quantities over the time of day. Each plot in this section shows one of three sets of statistics. Each set has three individual statistics in it.</text:span></text:p>
      <text:list xml:id="list2204940499" text:style-name="WWNum2">
        <text:list-item>
          <text:p text:style-name="P6"><text:span text:style-name="T7">Mean, minimum and maximum.</text:span></text:p>
        </text:list-item>
        <text:list-item>
          <text:p text:style-name="P6"><text:span text:style-name="T7">Mean, mean + 1 standard deviation, mean - 1 standard deviation.</text:span></text:p>
        </text:list-item>
        <text:list-item>
          <text:p text:style-name="P6"><text:span text:style-name="T7">Median, and two user specified percentiles. The default percentiles are the first and fourth quartiles.</text:span></text:p>
        </text:list-item>
        <text:list-item>
          <text:p text:style-name="P6"><text:span text:style-name="T7">Discrete Days. This option doesn't show statistics, instead it shows all of the data points that go into the graph. It shows an hourly point for each day in the day range.</text:span></text:p>
        </text:list-item>
      </text:list>
      <text:p text:style-name="P1"><text:span text:style-name="T2">In this plot, each time of day is the set of points at that particular time of day over the selected date range. This plot is usually used to look at things like typical weekday traffic patterns. You can easily restrict to the weekdays by not including the weekends or holidays.</text:span></text:p>
      <text:p text:style-name="P7"><text:bookmark text:name="_vzuqhxu4dsh2"/><text:span text:style-name="T12">Day of Week</text:span></text:p>
      <text:p text:style-name="P1"><text:span text:style-name="T1">The day of week plots let the user see the difference between the days of the week for the selected quantities. The same sets of statistics are available here that were available for the Time of Day plots. To get the points to use for this plot, the selected quantity is summed or averaged over the entire day. Speed and occupancy are averaged over the entire day (these are only available at the station level). T</text:span><text:span text:style-name="T5">hese are both done via a straight average and not a flow-weighted average </text:span><text:span text:style-name="T1">(you should use these values with caution because they don't quite make sense). Flow, VMT, VHT and delay are all summed for the entire day. Q and the travel time index are calculated from the respective values summed over the entire day.</text:span></text:p>
      <text:p text:style-name="P7"><text:bookmark text:name="_svqc5sohwk06"/><text:span text:style-name="T12">Quantity Relationships</text:span></text:p>
      <text:p text:style-name="P1"><text:span text:style-name="T1">In these plots users can choose any two quantities and plot them against each other. </text:span><text:span text:style-name="T5">The standard traffic theory plots are speed versus flow and occupancy versus flow.</text:span><text:span text:style-name="T1"> You can display either of these by specifying the correct values for the x and y axis. The points plotted here are 5-minute data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adornments="Standar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222222" fo:font-size="8pt" style:text-underline-style="none" style:font-name-asian="Verdana2" style:font-family-asian="Verdana" style:font-family-generic-asian="system" style:font-pitch-asian="variable" style:font-size-asian="10pt" style:font-name-complex="Verdana2" style:font-family-complex="Verdana" style:font-family-generic-complex="system" style:font-pitch-complex="variable" style:font-size-complex="10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22222" fo:font-size="8pt" style:text-underline-style="none" style:font-name-asian="Verdana2" style:font-family-asian="Verdana" style:font-family-generic-asian="system" style:font-pitch-asian="variable" style:font-size-asian="10pt" style:font-name-complex="Verdana2" style:font-family-complex="Verdana" style:font-family-generic-complex="system" style:font-pitch-complex="variable" style:font-size-complex="10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22222" fo:font-size="8pt" style:text-underline-style="none" style:font-name-asian="Verdana2" style:font-family-asian="Verdana" style:font-family-generic-asian="system" style:font-pitch-asian="variable" style:font-size-asian="10pt" style:font-name-complex="Verdana2" style:font-family-complex="Verdana" style:font-family-generic-complex="system" style:font-pitch-complex="variable" style:font-size-complex="10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22222" fo:font-size="8pt" style:text-underline-style="none" style:font-name-asian="Verdana2" style:font-family-asian="Verdana" style:font-family-generic-asian="system" style:font-pitch-asian="variable" style:font-size-asian="10pt" style:font-name-complex="Verdana2" style:font-family-complex="Verdana" style:font-family-generic-complex="system" style:font-pitch-complex="variable" style:font-size-complex="10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21T19:28:43.152000000</dc:date>
    <meta:editing-duration>PT41M59S</meta:editing-duration>
    <meta:editing-cycles>3</meta:editing-cycles>
    <meta:generator>LibreOffice/6.1.3.2$Windows_X86_64 LibreOffice_project/86daf60bf00efa86ad547e59e09d6bb77c699acb</meta:generator>
    <meta:document-statistic meta:table-count="0" meta:image-count="0" meta:object-count="0" meta:page-count="2" meta:paragraph-count="36" meta:word-count="1451" meta:character-count="8048" meta:non-whitespace-character-count="6662"/>
  </office:meta>
</office:document-meta>
</file>